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ory</text:p>
      <text:p text:style-name="Standard"/>
      <text:p text:style-name="Standard">Admin</text:p>
      <text:p text:style-name="Standard"><text:tab/>login, logout, forgot password, reset password</text:p>
      <text:p text:style-name="Standard"><text:tab/>create center</text:p>
      <text:p text:style-name="Standard"><text:tab/>create center admin</text:p>
      <text:p text:style-name="Standard"><text:tab/>create program</text:p>
      <text:p text:style-name="Standard"><text:tab/></text:p>
      <text:p text:style-name="Standard">Center Admin</text:p>
      <text:p text:style-name="Standard"><text:tab/>Customise center pages – logo, Address, email</text:p>
      <text:p text:style-name="Standard"><text:tab/>View profile</text:p>
      <text:p text:style-name="Standard"><text:tab/>login, logout, forgot password, reset password</text:p>
      <text:p text:style-name="Standard"><text:tab/>create batch</text:p>
      <text:p text:style-name="Standard"><text:tab/>create program</text:p>
      <text:p text:style-name="Standard"><text:tab/></text:p>
      <text:p text:style-name="Standard"/>
      <text:p text:style-name="Standard">Application</text:p>
      <text:p text:style-name="Standard"><text:tab/>Register</text:p>
      <text:p text:style-name="Standard"><text:tab/>View profile</text:p>
      <text:p text:style-name="Standard"><text:tab/>Apply to a batch for a program at a center</text:p>
      <text:p text:style-name="Standard"><text:tab/>informed by mail about selection</text:p>
      <text:p text:style-name="Standard"><text:tab/>View list of selected candidates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ent </meta:initial-creator>
    <meta:creation-date>2012-11-03T14:44:52</meta:creation-date>
    <meta:document-statistic meta:table-count="0" meta:image-count="0" meta:object-count="0" meta:page-count="1" meta:paragraph-count="21" meta:word-count="60" meta:character-count="398"/>
    <dc:date>2012-11-03T14:50:09</dc:date>
    <dc:creator>student </dc:creator>
    <meta:editing-duration>PT00H05M17S</meta:editing-duration>
    <meta:editing-cycles>1</meta:editing-cycles>
    <meta:generator>OpenOffice.org/3.2$Linux OpenOffice.org_project/320m12$Build-9483</meta:generator>
  </office:meta>
</office:document-meta>
</file>